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erif" svg:font-family="serif" style:font-family-generic="roman"/>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officeooo:rsid="00049dd4" officeooo:paragraph-rsid="00049dd4"/>
    </style:style>
    <style:style style:name="P3" style:family="paragraph" style:parent-style-name="Standard">
      <style:text-properties style:font-name="Gentium" officeooo:rsid="00039687" officeooo:paragraph-rsid="00055e4a"/>
    </style:style>
    <style:style style:name="P4" style:family="paragraph" style:parent-style-name="Standard">
      <style:text-properties officeooo:paragraph-rsid="00055e4a"/>
    </style:style>
    <style:style style:name="P5" style:family="paragraph" style:parent-style-name="Standard">
      <style:text-properties officeooo:paragraph-rsid="0008651a"/>
    </style:style>
    <style:style style:name="P6" style:family="paragraph" style:parent-style-name="Text_20_body">
      <style:text-properties style:font-name="Gentium" officeooo:rsid="00049dd4" officeooo:paragraph-rsid="00049dd4"/>
    </style:style>
    <style:style style:name="P7" style:family="paragraph" style:parent-style-name="Text_20_body">
      <style:text-properties style:font-name="Gentium" fo:font-size="14pt" officeooo:rsid="00049dd4" officeooo:paragraph-rsid="00049dd4" style:font-size-asian="14pt" style:font-size-complex="14pt"/>
    </style:style>
    <style:style style:name="P8"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List_20_Paragraph" style:list-style-name="WWNum2">
      <style:text-properties officeooo:paragraph-rsid="00055e4a"/>
    </style:style>
    <style:style style:name="P10" style:family="paragraph" style:parent-style-name="Preformatted_20_Text">
      <style:text-properties officeooo:paragraph-rsid="00055e4a"/>
    </style:style>
    <style:style style:name="P11" style:family="paragraph" style:parent-style-name="Preformatted_20_Text">
      <style:text-properties fo:font-size="12pt" fo:font-weight="bold" officeooo:paragraph-rsid="0008651a" style:font-size-asian="12pt" style:font-weight-asian="bold" style:font-size-complex="12pt" style:font-weight-complex="bold"/>
    </style:style>
    <style:style style:name="P12" style:family="paragraph" style:parent-style-name="Preformatted_20_Text">
      <style:text-properties fo:font-size="12pt" officeooo:paragraph-rsid="0006d645" style:font-size-asian="12pt" style:font-size-complex="12pt"/>
    </style:style>
    <style:style style:name="P13"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Preformatted_20_Text">
      <style:text-properties fo:font-size="14pt" fo:font-weight="bold" officeooo:paragraph-rsid="0006d645" style:font-size-asian="14pt" style:font-weight-asian="bold" style:font-size-complex="14pt" style:font-weight-complex="bold"/>
    </style:style>
    <style:style style:name="P17" style:family="paragraph" style:parent-style-name="Preformatted_20_Text">
      <style:text-properties fo:font-size="14pt" officeooo:rsid="0008651a" officeooo:paragraph-rsid="0008651a" style:font-size-asian="14pt" style:font-size-complex="14pt"/>
    </style:style>
    <style:style style:name="P18" style:family="paragraph" style:parent-style-name="Preformatted_20_Text">
      <style:text-properties style:font-name="Liberation Serif" fo:font-size="11pt" officeooo:paragraph-rsid="0006d645" style:font-size-asian="11pt" style:font-size-complex="11pt"/>
    </style:style>
    <style:style style:name="P19" style:family="paragraph" style:parent-style-name="Preformatted_20_Text">
      <style:text-properties style:font-name="Liberation Serif" fo:font-size="12pt" officeooo:paragraph-rsid="0006d645" style:font-size-asian="12pt" style:font-size-complex="12pt"/>
    </style:style>
    <style:style style:name="P20" style:family="paragraph" style:parent-style-name="Preformatted_20_Text">
      <style:text-properties style:font-name="Liberation Serif" fo:font-size="12pt" officeooo:rsid="00023668" officeooo:paragraph-rsid="0008651a" style:font-size-asian="12pt" style:font-size-complex="12pt"/>
    </style:style>
    <style:style style:name="P21" style:family="paragraph" style:parent-style-name="Preformatted_20_Text">
      <style:text-properties style:font-name="Liberation Serif" fo:font-size="12pt" officeooo:paragraph-rsid="0008651a" style:font-size-asian="12pt" style:font-size-complex="12pt"/>
    </style:style>
    <style:style style:name="P22" style:family="paragraph" style:parent-style-name="Preformatted_20_Text">
      <style:text-properties style:font-name="Liberation Serif" fo:font-size="12pt" officeooo:rsid="0008651a" officeooo:paragraph-rsid="0008651a" style:font-size-asian="10.5pt" style:font-size-complex="12pt"/>
    </style:style>
    <style:style style:name="P23" style:family="paragraph" style:parent-style-name="Preformatted_20_Text">
      <style:text-properties officeooo:paragraph-rsid="0008651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0443b6"/>
    </style:style>
    <style:style style:name="T5" style:family="text">
      <style:text-properties officeooo:rsid="00012397"/>
    </style:style>
    <style:style style:name="T6" style:family="text">
      <style:text-properties officeooo:rsid="00023668"/>
    </style:style>
    <style:style style:name="T7" style:family="text">
      <style:text-properties officeooo:rsid="0003f8aa"/>
    </style:style>
    <style:style style:name="T8" style:family="text">
      <style:text-properties fo:font-size="12pt" style:font-size-asian="12pt" style:font-size-complex="12pt"/>
    </style:style>
    <style:style style:name="T9" style:family="text">
      <style:text-properties style:font-name="Liberation Serif"/>
    </style:style>
    <style:style style:name="T10" style:family="text">
      <style:text-properties style:font-name="Liberation Serif" officeooo:rsid="00012397"/>
    </style:style>
    <style:style style:name="T11" style:family="text">
      <style:text-properties officeooo:rsid="0009f2bf"/>
    </style:style>
    <style:style style:name="T12" style:family="text">
      <style:text-properties officeooo:rsid="000bed66"/>
    </style:style>
    <style:style style:name="T13" style:family="text">
      <style:text-properties officeooo:rsid="000dd9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découverte de l’environnement économique et écologique</text:p>
      <text:p text:style-name="Standard"/>
      <text:p text:style-name="Standard"/>
      <text:p text:style-name="P7">1/</text:p>
      <text:p text:style-name="P4">L’entreprise est de taille moyenne d’environ 60 salariés. Sachant qu’elle a entre 50 et 249 salariés elle est donc déclarée comme étant une petite PME. </text:p>
      <text:p text:style-name="P4">Son domaine d’activité est la commercialisation en B2B (d’entreprise à entreprise) et B2C (d’entreprise à consommateur). </text:p>
      <text:p text:style-name="P4">Sur le marché elle est en situation d’oligopole bilatéral c’est-à-dire qu’il n’y a que quelques offreurs donc peu de concurrence pour quelques demandeurs pour toucher une clientèle restreinte.</text:p>
      <text:p text:style-name="P4">La forme juridique de notre société de capitaux et de type SARL (société à responsabilité limité)</text:p>
      <text:p text:style-name="P3">Son siège social se situe à Clermont-Ferrand.</text:p>
      <text:p text:style-name="P3"/>
      <text:p text:style-name="P2">Pour rappel, un marché est un lieu réel ou fictif ou se déroule l’échange d’un bien matériel et/ou immatérielle (bien, service, travail, <text:s/>capital, …). <text:s/>Dans notre cas, les caractéristique des autres offreurs (tel que <text:span text:style-name="T2">MyProtein, SoShape, Inshape Nutrition, …</text:span><text:span text:style-name="T1">) sont toutes des entreprise</text:span><text:span text:style-name="T3">s</text:span><text:span text:style-name="T1"> ou des </text:span><text:span text:style-name="T3">plate-formes</text:span><text:span text:style-name="T1"> numérique. Ainsi sur le marché de notre entreprise, les offreurs sont uniquement des entreprise (ou a l’inverse du marché du travail, les offreurs sont les demandeurs d’emploi).</text:span><text:span text:style-name="T3"> 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span></text:p>
      <text:p text:style-name="P2"><text:span text:style-name="T3"/></text:p>
      <text:p text:style-name="P8">D’autre acteurs Tiers interviennent sur le marché :</text:p>
      <text:p text:style-name="P4">a /</text:p>
      <text:p text:style-name="P4">Nous avons tout d’abord les Institutions qui vont jouer un rôle fondamental sur le marché, en effets, l’état permet une régulation de l’économie marché à la suite des politiques de concurrence pour limites les abus de position dominante et essaye d’instaurer une équité de marché. Pour cela, elle va avoir recourt :</text:p>
      <text:list xml:id="list1187360872" text:style-name="WWNum2">
        <text:list-item>
          <text:p text:style-name="P9"><text:s/>« Droit de consommation », qui va protéger le consommateur contre les abus tel que les publicités mensongères …</text:p>
        </text:list-item>
        <text:list-item>
          <text:p text:style-name="P9">« Droit de concurrence », qui va assurer une concurrence loyale sur les marchés</text:p>
        </text:list-item>
        <text:list-item>
          <text:p text:style-name="P9">« Droit de propriété », qui garantit par l’Etat, de choisir les usages d’un bien économique, le propriétaire d’un bien se voit reconnaitre le droit d’utilisation, d’en retirer un revenu, ou encore d’en disposer.</text:p>
          <text:list>
            <text:list-item>
              <text:p text:style-name="P9">Pour assurer le droit de propriété, l’Etat peut proposer aux entreprises, de brevetés un bien matériel ou immatériel, permettant de protégé une innovation de la concurrence. Ceci permet de pousser les entreprises à innover et d’acquérir un pouvoir de marché, tout en s’assurant que le bien soit protégé de la concurrence</text:p>
            </text:list-item>
          </text:list>
        </text:list-item>
      </text:list>
      <text:p text:style-name="P4"/>
      <text:p text:style-name="P4"/>
      <text:p text:style-name="P4"><text:soft-page-break/></text:p>
      <text:p text:style-name="P4">b /</text:p>
      <text:p text:style-name="P4">Les ménages, sont des acteurs principaux au bon fonctionnement du marché, puisqu’en effet, les entreprises de production de bien matérielle ou immatérielle, sont principalement pour répondre à la demande des ménages. Se sont eu, qui vont faire fonctionner le marché, si les ménages n’ont pas de pouvoir d’achat, alors il ne consomme pas, s’ils ne peuvent pas consommer, alors les entreprises sont obligées de stocker. L’entreprise produit donc à perte, et fera faillite. </text:p>
      <text:p text:style-name="P4"/>
      <text:p text:style-name="P4"/>
      <text:p text:style-name="P4">c / </text:p>
      <text:p text:style-name="P4">Nous avons les Banques, qui vont assurer l’aspect économique et financier des marchés. En effet, les Banques vont accorder des crédits de consommation, innovations, recherche aux entreprises. Ceux-ci peuvent leurs permettre d’augmenter le facteur de production et ainsi d’accroitre leur production pour essayer d’être plus attractif sur le marché. Mais les banques vont aussi avoir un rôle fondamental sur la consommation des ménages, puisque celle-ci peut accorder des crédits à la consommation, pour inciter les ménages à la consommation.</text:p>
      <text:p text:style-name="P4"/>
      <text:p text:style-name="P4"/>
      <text:p text:style-name="P4">d /</text:p>
      <text:p text:style-name="P4">Les compagnies d’assurance, qui vont couvrir des événements pour des acteurs économique (entreprise, ménages) cotisant pour les événements. </text:p>
      <text:p text:style-name="P4"/>
      <text:p text:style-name="P4"/>
      <text:p text:style-name="P4"/>
      <text:p text:style-name="P4"/>
      <text:p text:style-name="P10"/>
      <text:p text:style-name="P17">2/</text:p>
      <text:p text:style-name="P10"/>
      <table:table table:name="Tableau2" table:style-name="Tableau2">
        <table:table-column table:style-name="Tableau2.A" table:number-columns-repeated="2"/>
        <table:table-row>
          <table:table-cell table:style-name="Tableau2.A1" office:value-type="string">
            <text:p text:style-name="P16">&amp;&amp;&amp;&amp;&amp; Forces : &amp;&amp;&amp;&amp;&amp;</text:p>
            <text:p text:style-name="P16"/>
            <text:p text:style-name="P18"><text:s/><text:span text:style-name="T8">-&gt; Un site lisible et simple d'utilisation</text:span></text:p>
            <text:p text:style-name="P19"><text:tab/>Important pour ne pas faire fuire le client si il a ouvre le site internet pour la première fois</text:p>
            <text:p text:style-name="P19"/>
            <text:p text:style-name="P19"><text:s/>-&gt; Volonté de l'entreprise de se démarquer de la concurrence sur le plan écologique</text:p>
            <text:p text:style-name="P19"><text:tab/>On touche tous <text:span text:style-name="T5">types</text:span> <text:span text:style-name="T5">de</text:span> client<text:span text:style-name="T5">èle</text:span> qui recherches de la qualité et qui ont une conscience écologique <text:span text:style-name="T5">ou volonté écologique.</text:span></text:p>
            <text:p text:style-name="P19"><text:tab/>→<text:span text:style-name="T5"> </text:span>Ex : Des shakers non fait de plastique &amp; poudres 100% naturelles</text:p>
            <text:p text:style-name="P19"/>
            <text:p text:style-name="P19"><text:s/>-&gt; Diversification des produits</text:p>
            <text:p text:style-name="P19"><text:tab/>Ex : Shakers en édition limitée en partenariat &amp; large choix de poudre (goût<text:span text:style-name="T5">s</text:span> et couleur<text:span text:style-name="T5">s</text:span>)</text:p>
            <text:p text:style-name="P12"/>
            <text:p text:style-name="P13"><text:s/>-<text:span text:style-name="T6">&gt;</text:span> <text:span text:style-name="T6">L’entreprise est en partenariat avec des salles de sports qui vont vendre les produits et donc amélioré la notoriété de l’entreprise.</text:span></text:p>
          </table:table-cell>
          <table:table-cell table:style-name="Tableau2.B1" office:value-type="string">
            <text:p text:style-name="P16">&amp;&amp;&amp;&amp;&amp; Faiblesses : &amp;&amp;&amp;&amp;&amp;</text:p>
            <text:p text:style-name="P16"/>
            <text:p text:style-name="P12"><text:s/><text:span text:style-name="T9">-&gt; Seul support de vente </text:span><text:span text:style-name="T10">est la plate-forme</text:span><text:span text:style-name="T9"> numérique</text:span></text:p>
            <text:p text:style-name="P13"><text:tab/>Peut être <text:span text:style-name="T5">problématique</text:span> lors de pannes sur le site internet</text:p>
          </table:table-cell>
        </table:table-row>
      </table:table>
      <text:p text:style-name="P10"/>
      <text:p text:style-name="P10"/>
      <text:p text:style-name="P23"><text:soft-page-break/></text:p>
      <table:table table:name="Tableau1" table:style-name="Tableau1">
        <table:table-column table:style-name="Tableau1.A" table:number-columns-repeated="2"/>
        <table:table-row>
          <table:table-cell table:style-name="Tableau1.A1" office:value-type="string">
            <text:p text:style-name="P11">&amp;&amp;&amp;&amp;&amp; Opportunitées : &amp;&amp;&amp;&amp;&amp;</text:p>
            <text:p text:style-name="P11"/>
            <text:p text:style-name="P21"><text:s/>-&gt; Confinements</text:p>
            <text:p text:style-name="P21"><text:tab/>Toutes les personnes se fournissant dans des boutiques sont de potentiel client dans une situation de confinement. <text:span text:style-name="T5">De plus, après un confinement prolongée, certains individu ont la volonté de reprendre leurs corps en main.</text:span></text:p>
            <text:p text:style-name="P21"/>
            <text:p text:style-name="P21"><text:s/>-&gt; Marché du fitness en plein essor</text:p>
            <text:p text:style-name="P21"><text:tab/><text:span text:style-name="T5">En vue des nombreuse vidéo publié par des influenceurs (sur YouTube par exemple), le marché du fitness attire une nouvelle clientèle qui pourra s’offrir les produits de l’entreprise</text:span></text:p>
            <text:p text:style-name="P21"/>
            <text:p text:style-name="P21"><text:s/>-<text:span text:style-name="T4">&gt; Développement des secteurs du jeux vidéo</text:span></text:p>
            <text:p text:style-name="P14"><text:tab/><text:span text:style-name="T4">Les nouvelles générations sont depuis leurs naissance, baigné dans le numérique. C’est donc s'assurer une futur clientèle prometteuse.</text:span> </text:p>
          </table:table-cell>
          <table:table-cell table:style-name="Tableau1.B1" office:value-type="string">
            <text:p text:style-name="P11">&amp;&amp;&amp;&amp;&amp; Menaces : &amp;&amp;&amp;&amp;&amp;</text:p>
            <text:p text:style-name="P11"/>
            <text:p text:style-name="P21"><text:s/>-&gt; Problèmes numériques </text:p>
            <text:p text:style-name="P21"><text:tab/><text:span text:style-name="T5">Panne ou bug national voir internationale </text:span></text:p>
            <text:p text:style-name="P21"/>
            <text:p text:style-name="P21"><text:s/>-&gt; Révolutions numériques</text:p>
            <text:p text:style-name="P21"><text:tab/><text:span text:style-name="T5">En vue de l’essor de la donnée et des nouvelles technologie qui émergent, l’entreprise n’est pas à l'abri de devoir changer sont capital fixe pour se mettre à jour</text:span></text:p>
            <text:p text:style-name="P21"/>
            <text:p text:style-name="P21"><text:s/>-&gt; <text:s/>Pénuries de carburants ou de personnels livrant</text:p>
            <text:p text:style-name="P21"><text:tab/><text:span text:style-name="T6">Le coût du carburant augmente et le salaire des chauffeurs routiers augmente pour attirer de la main d'</text:span>œuvre <text:span text:style-name="T6">manquante, poussant l’entreprise à devoir augmenter ses prix ou encore, faire attendre le client avec un délai plus long, le poussant à aller voir la concurrence.</text:span></text:p>
            <text:p text:style-name="P21"/>
            <text:p text:style-name="P20"><text:s/>-&gt; Augmentation des coûts des consommations intermédiaires (Du au transport)</text:p>
            <text:p text:style-name="P21"/>
            <text:p text:style-name="P21"><text:s/>-<text:span text:style-name="T6">&gt; La potentielle arrivé d’un nouveau concurrent sur le marché</text:span></text:p>
            <text:p text:style-name="P21"><text:tab/><text:span text:style-name="T6">Comme le marché est en pleine essor, de nouveau concurrent pourrai émerger sur le marché pour essayer de s’approprier une part du marché</text:span></text:p>
            <text:p text:style-name="P21"/>
            <text:p text:style-name="P21"><text:s/>-<text:span text:style-name="T7">&gt; Nouvelle lois ou norme institutionnelle</text:span></text:p>
            <text:p text:style-name="P14"><text:tab/><text:span text:style-name="T7">Les institutions des pays dans laquelle l’entreprise intervient peut instaurer de nouvelles lois pouvant nuire le marché de l’entreprise (mesure protectionniste, ...)</text:span></text:p>
          </table:table-cell>
        </table:table-row>
      </table:table>
      <text:p text:style-name="P5"/>
      <text:p text:style-name="P5"/>
      <text:p text:style-name="P17">3/</text:p>
      <text:p text:style-name="P17"/>
      <text:p text:style-name="P22">Thomas : </text:p>
      <text:p text:style-name="P22"><text:tab/><text:span text:style-name="T11">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22"><text:tab/><text:span text:style-name="T12">Pour le fomat numérique, les GES sont du aux datas center (permettant de stocker la donnée partagées), les infrastructure de réseaux et les équipement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text:span><text:soft-page-break/><text:span text:style-name="T12">indispensable dans la société actuelle, notamment pour la facilité de transmission de l’information. Toutefois une mauvaise gestion des données pousse le stockage de données obsolètes.</text:span></text:p>
      <text:p text:style-name="P22"><text:tab/></text:p>
      <text:p text:style-name="P22"><text:tab/><text:span text:style-name="T13">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serif" svg:font-family="serif" style:font-family-generic="roman"/>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18T13:14:10.469718276</dc:date>
    <meta:editing-duration>PT18M23S</meta:editing-duration>
    <meta:editing-cycles>3</meta:editing-cycles>
    <meta:generator>LibreOffice/6.1.5.2$Linux_X86_64 LibreOffice_project/10$Build-2</meta:generator>
    <meta:document-statistic meta:table-count="2" meta:image-count="0" meta:object-count="0" meta:page-count="4" meta:paragraph-count="59" meta:word-count="1325" meta:character-count="8451" meta:non-whitespace-character-count="7142"/>
  </office:meta>
</office:document-meta>
</file>